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4a101"/>
    </style:style>
    <style:style style:name="P2" style:family="paragraph" style:parent-style-name="Standard" style:list-style-name="L1">
      <style:text-properties officeooo:paragraph-rsid="00085a65"/>
    </style:style>
    <style:style style:name="P3" style:family="paragraph" style:parent-style-name="Standard">
      <style:text-properties officeooo:paragraph-rsid="00068a17"/>
    </style:style>
    <style:style style:name="P4" style:family="paragraph" style:parent-style-name="Standard">
      <style:text-properties fo:font-style="italic" officeooo:paragraph-rsid="00068a17" style:font-style-asian="italic" style:font-style-complex="italic"/>
    </style:style>
    <style:style style:name="P5" style:family="paragraph" style:parent-style-name="Standard" style:list-style-name="L1">
      <style:text-properties fo:font-weight="bold" officeooo:paragraph-rsid="0004a101" style:font-weight-asian="bold" style:font-weight-complex="bold"/>
    </style:style>
    <style:style style:name="P6" style:family="paragraph" style:parent-style-name="Standard" style:list-style-name="L1">
      <style:text-properties fo:font-weight="bold" officeooo:paragraph-rsid="00068a17" style:font-weight-asian="bold" style:font-weight-complex="bold"/>
    </style:style>
    <style:style style:name="P7" style:family="paragraph" style:parent-style-name="Standard" style:list-style-name="L1">
      <style:text-properties fo:font-weight="bold" officeooo:paragraph-rsid="00085a65" style:font-weight-asian="bold" style:font-weight-complex="bold"/>
    </style:style>
    <style:style style:name="P8" style:family="paragraph" style:parent-style-name="Standard" style:list-style-name="L1">
      <style:text-properties fo:font-weight="bold" officeooo:paragraph-rsid="0009d28a" style:font-weight-asian="bold" style:font-weight-complex="bold"/>
    </style:style>
    <style:style style:name="P9" style:family="paragraph" style:parent-style-name="Standard">
      <style:text-properties fo:font-weight="bold" officeooo:paragraph-rsid="00085a65" style:font-weight-asian="bold" style:font-weight-complex="bold"/>
    </style:style>
    <style:style style:name="P10" style:family="paragraph" style:parent-style-name="Standard" style:list-style-name="L7">
      <style:text-properties fo:font-weight="bold" officeooo:paragraph-rsid="00085a65" style:font-weight-asian="bold" style:font-weight-complex="bold"/>
    </style:style>
    <style:style style:name="P11" style:family="paragraph" style:parent-style-name="Standard">
      <style:text-properties fo:font-weight="bold" officeooo:paragraph-rsid="0009d28a" style:font-weight-asian="bold" style:font-weight-complex="bold"/>
    </style:style>
    <style:style style:name="P12" style:family="paragraph" style:parent-style-name="Standard" style:list-style-name="L4">
      <style:text-properties officeooo:paragraph-rsid="00068a17"/>
    </style:style>
    <style:style style:name="P13" style:family="paragraph" style:parent-style-name="Standard" style:list-style-name="L5">
      <style:text-properties officeooo:paragraph-rsid="00085a65"/>
    </style:style>
    <style:style style:name="P14" style:family="paragraph" style:parent-style-name="Standard">
      <style:text-properties officeooo:paragraph-rsid="00085a65"/>
    </style:style>
    <style:style style:name="P15" style:family="paragraph" style:parent-style-name="Standard" style:list-style-name="L6">
      <style:text-properties officeooo:paragraph-rsid="00085a65"/>
    </style:style>
    <style:style style:name="P16" style:family="paragraph" style:parent-style-name="Standard" style:list-style-name="L7">
      <style:text-properties officeooo:paragraph-rsid="00085a65"/>
    </style:style>
    <style:style style:name="P17" style:family="paragraph" style:parent-style-name="Standard" style:list-style-name="L8">
      <style:text-properties officeooo:paragraph-rsid="00085a65"/>
    </style:style>
    <style:style style:name="P18" style:family="paragraph" style:parent-style-name="Standard">
      <style:text-properties officeooo:paragraph-rsid="0009d28a"/>
    </style:style>
    <style:style style:name="P19" style:family="paragraph" style:parent-style-name="Standard" style:list-style-name="L9">
      <style:text-properties officeooo:paragraph-rsid="0009d28a"/>
    </style:style>
    <style:style style:name="P20" style:family="paragraph" style:parent-style-name="Standard" style:list-style-name="L11">
      <style:text-properties officeooo:paragraph-rsid="0009d28a"/>
    </style:style>
    <style:style style:name="P21" style:family="paragraph" style:parent-style-name="Standard">
      <style:text-properties fo:font-weight="normal" officeooo:paragraph-rsid="0009d28a" style:font-weight-asian="normal" style:font-weight-complex="normal"/>
    </style:style>
    <style:style style:name="P22" style:family="paragraph" style:parent-style-name="Standard">
      <style:paragraph-properties fo:text-align="center" style:justify-single-word="false"/>
      <style:text-properties fo:font-size="14pt" officeooo:paragraph-rsid="0004a101" style:font-size-asian="14pt" style:font-size-complex="14pt"/>
    </style:style>
    <style:style style:name="P23" style:family="paragraph" style:parent-style-name="Standard">
      <style:paragraph-properties fo:text-align="center" style:justify-single-word="false"/>
      <style:text-properties fo:font-size="16pt" officeooo:paragraph-rsid="0004a101" style:font-size-asian="16pt" style:font-size-complex="16pt"/>
    </style:style>
    <style:style style:name="T1" style:family="text">
      <style:text-properties officeooo:rsid="0004a101"/>
    </style:style>
    <style:style style:name="T2" style:family="text">
      <style:text-properties fo:font-weight="bold" officeooo:rsid="0004a101" style:font-weight-asian="bold" style:font-weight-complex="bold"/>
    </style:style>
    <style:style style:name="T3" style:family="text">
      <style:text-properties fo:font-weight="bold" officeooo:rsid="00068a17" style:font-weight-asian="bold" style:font-weight-complex="bold"/>
    </style:style>
    <style:style style:name="T4" style:family="text">
      <style:text-properties fo:font-weight="bold" officeooo:rsid="00085a65" style:font-weight-asian="bold" style:font-weight-complex="bold"/>
    </style:style>
    <style:style style:name="T5" style:family="text">
      <style:text-properties fo:font-weight="bold" officeooo:rsid="0009d28a" style:font-weight-asian="bold" style:font-weight-complex="bold"/>
    </style:style>
    <style:style style:name="T6" style:family="text">
      <style:text-properties officeooo:rsid="00068a17"/>
    </style:style>
    <style:style style:name="T7" style:family="text">
      <style:text-properties fo:font-style="italic" officeooo:rsid="00068a17" style:font-style-asian="italic" style:font-style-complex="italic"/>
    </style:style>
    <style:style style:name="T8" style:family="text">
      <style:text-properties officeooo:rsid="00085a65"/>
    </style:style>
    <style:style style:name="T9" style:family="text">
      <style:text-properties fo:font-style="normal" fo:font-weight="bold" officeooo:rsid="00085a65" style:font-style-asian="normal" style:font-weight-asian="bold" style:font-style-complex="normal" style:font-weight-complex="bold"/>
    </style:style>
    <style:style style:name="T10" style:family="text">
      <style:text-properties officeooo:rsid="0009d2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Programmation impérative</text:span></text:p>
      <text:p text:style-name="P23"><text:span text:style-name="T1">TP Bilan : Le Morpion</text:span></text:p>
      <text:p text:style-name="P1"><text:span text:style-name="T1"/></text:p>
      <text:p text:style-name="P22"><text:span text:style-name="T1">Victor Drouin Viallard</text:span></text:p>
      <text:p text:style-name="P1"><text:span text:style-name="T1"/></text:p>
      <text:p text:style-name="P1"><text:span text:style-name="T1"/></text:p>
      <text:list xml:id="list659307080736129213" text:style-name="L1">
        <text:list-item>
          <text:p text:style-name="P5"><text:span text:style-name="T1">Résolution de “jouer”</text:span></text:p>
        </text:list-item>
      </text:list>
      <text:p text:style-name="P1"><text:span text:style-name="T1"/></text:p>
      <text:list xml:id="list2019647204" text:continue-numbering="true" text:style-name="L1">
        <text:list-item>
          <text:list>
            <text:list-item>
              <text:p text:style-name="P6"><text:span text:style-name="T1">R0</text:span></text:p>
            </text:list-item>
          </text:list>
        </text:list-item>
      </text:list>
      <text:p text:style-name="P3"><text:span text:style-name="T1"/></text:p>
      <text:p text:style-name="P3"><text:span text:style-name="T2">Sémantique</text:span><text:span text:style-name="T1"> : La procédure jouer fait cocher une case au joueur courant lorsque le jeu est en cours et détermine alors si le coup joué le fait gagner.</text:span></text:p>
      <text:p text:style-name="P3"><text:span text:style-name="T2">Préconditions</text:span><text:span text:style-name="T1"> : L'état du jeu est en cours, le damier contient au moins une case libre</text:span></text:p>
      <text:p text:style-name="P3"><text:span text:style-name="T2">Postconditions</text:span><text:span text:style-name="T1"> : Le damier contient une case libre de moins et une case du joueur courant (celui en entrée) en plus. Le joueur courant en sortie est l'inverse ce celui en entrée. L'état du jeu est NUL si le damier est plein sans vainqueur, GAGNE si le joueur courant celui en entrée) a joué un coup gagnant, et EN_COURS sinon.</text:span></text:p>
      <text:p text:style-name="P3"><text:span text:style-name="T2">Tests</text:span><text:span text:style-name="T1"> :</text:span></text:p>
      <text:list xml:id="list8736297243877257860" text:style-name="L4">
        <text:list-item>
          <text:p text:style-name="P12"><text:span text:style-name="T1">jouer un coup gagnant</text:span></text:p>
        </text:list-item>
        <text:list-item>
          <text:p text:style-name="P12"><text:span text:style-name="T1">jouer un coup non gagnant remplissant le damier</text:span></text:p>
        </text:list-item>
        <text:list-item>
          <text:p text:style-name="P12"><text:span text:style-name="T1">jouer un coup non gagnant ne remplissant pas le damier</text:span></text:p>
        </text:list-item>
      </text:list>
      <text:p text:style-name="P3"><text:span text:style-name="T1"/></text:p>
      <text:list xml:id="list928078870" text:continue-list="list2019647204" text:style-name="L1">
        <text:list-item>
          <text:list>
            <text:list-item>
              <text:p text:style-name="P6"><text:span text:style-name="T1">R</text:span><text:span text:style-name="T6">1</text:span></text:p>
            </text:list-item>
          </text:list>
        </text:list-item>
      </text:list>
      <text:p text:style-name="P3"><text:span text:style-name="T1"/></text:p>
      <text:p text:style-name="P3"><text:span text:style-name="T6">Le joueur choisit la case à joueur</text:span></text:p>
      <text:p text:style-name="P3"><text:span text:style-name="T6">Déterminer si le coup fait changer l'état du jeu</text:span></text:p>
      <text:p text:style-name="P3"><text:span text:style-name="T6">Changer le joueur courant</text:span></text:p>
      <text:p text:style-name="P3"><text:span text:style-name="T1"/></text:p>
      <text:list xml:id="list923212638" text:continue-numbering="true" text:style-name="L1">
        <text:list-item>
          <text:list>
            <text:list-item>
              <text:p text:style-name="P6"><text:span text:style-name="T1">R2</text:span></text:p>
            </text:list-item>
          </text:list>
        </text:list-item>
      </text:list>
      <text:p text:style-name="P3"><text:span text:style-name="T1"/></text:p>
      <text:p text:style-name="P4"><text:span text:style-name="T6">(* Le joueur choisit la case à joueur *)</text:span></text:p>
      <text:p text:style-name="P3"><text:span text:style-name="T6">choisir_case(le_damier, le_n, le_joueur)</text:span></text:p>
      <text:p text:style-name="P4"><text:span text:style-name="T6">(* Déterminer si le coup fait changer l'état du jeu *)</text:span></text:p>
      <text:p text:style-name="P3"><text:span text:style-name="T6">calculer_etat(le_damier, le_n, le_joueur, l_etat)</text:span></text:p>
      <text:p text:style-name="P4"><text:span text:style-name="T6">(* Changer le joueur courant *)</text:span></text:p>
      <text:p text:style-name="P3"><text:span text:style-name="T6">si le_joueur est JCROIX</text:span></text:p>
      <text:p text:style-name="P3"><text:span text:style-name="T6"><text:tab/>le_joueur devient JROND</text:span></text:p>
      <text:p text:style-name="P3"><text:span text:style-name="T6">sinon</text:span></text:p>
      <text:p text:style-name="P3"><text:span text:style-name="T6"><text:tab/>le_joueur devient JCROIX</text:span></text:p>
      <text:p text:style-name="P3"><text:span text:style-name="T6"/></text:p>
      <text:list xml:id="list2099697200" text:continue-numbering="true" text:style-name="L1">
        <text:list-item>
          <text:p text:style-name="P6"><text:span text:style-name="T6">Résolution de “choisir_case”</text:span></text:p>
        </text:list-item>
      </text:list>
      <text:p text:style-name="P3"><text:span text:style-name="T6"/></text:p>
      <text:list xml:id="list244491889" text:continue-numbering="true" text:style-name="L1">
        <text:list-item>
          <text:list>
            <text:list-item>
              <text:p text:style-name="P6"><text:span text:style-name="T6">R0</text:span></text:p>
            </text:list-item>
          </text:list>
        </text:list-item>
      </text:list>
      <text:p text:style-name="P3"><text:span text:style-name="T6"/></text:p>
      <text:p text:style-name="P3"><text:span text:style-name="T3">Sémantique</text:span><text:span text:style-name="T6"> : fait choisir au joueur courant la case à jouer parmis celles qui sont libres sur le damier</text:span></text:p>
      <text:p text:style-name="P3"><text:span text:style-name="T3">Paramètres</text:span><text:span text:style-name="T6"> : le_damier (IN OUT, Damier), le_n (IN, integer), le_joueur(OUT, Joueur)</text:span></text:p>
      <text:p text:style-name="P3"><text:span text:style-name="T3">Preconditions</text:span><text:span text:style-name="T6"> : le_damier contient une case LIBRE au moins</text:span></text:p>
      <text:p text:style-name="P3"><text:span text:style-name="T3">Postconditions</text:span><text:span text:style-name="T6"> : le_damier contient une case LIBRE de moins et une case du joueur en cours de plus.</text:span></text:p>
      <text:p text:style-name="P3"><text:span text:style-name="T3">Tests</text:span><text:span text:style-name="T6"> :</text:span></text:p>
      <text:list xml:id="list5905391410355948443" text:style-name="L5">
        <text:list-item>
          <text:p text:style-name="P13"><text:soft-page-break/><text:span text:style-name="T8">L'un des joueur doit choisir une case sur un damier avec quelques cases libres et d'autres non libres</text:span></text:p>
        </text:list-item>
      </text:list>
      <text:p text:style-name="P3"><text:span text:style-name="T6"/></text:p>
      <text:list xml:id="list298859746" text:continue-list="list244491889" text:style-name="L1">
        <text:list-item>
          <text:list>
            <text:list-item>
              <text:p text:style-name="P6"><text:span text:style-name="T6">R1</text:span></text:p>
            </text:list-item>
          </text:list>
        </text:list-item>
      </text:list>
      <text:p text:style-name="P3"><text:span text:style-name="T6"/></text:p>
      <text:p text:style-name="P3"><text:span text:style-name="T6">répéter</text:span></text:p>
      <text:p text:style-name="P3"><text:span text:style-name="T6"><text:tab/>Afficher le damier avec les numéros des cases libres</text:span></text:p>
      <text:p text:style-name="P3"><text:span text:style-name="T6"><text:tab/>Demander au joueur de choisir la case à jouer</text:span></text:p>
      <text:p text:style-name="P3"><text:span text:style-name="T6">jusqu'à ce que la case chosie soit bien libre</text:span></text:p>
      <text:p text:style-name="P3"><text:span text:style-name="T6"/></text:p>
      <text:p text:style-name="P3"><text:span text:style-name="T6">mettre à jour le damier</text:span></text:p>
      <text:p text:style-name="P3"><text:span text:style-name="T6"><text:tab/></text:span></text:p>
      <text:p text:style-name="P3"><text:span text:style-name="T6"/></text:p>
      <text:list xml:id="list978141765" text:continue-numbering="true" text:style-name="L1">
        <text:list-item>
          <text:list>
            <text:list-item>
              <text:p text:style-name="P6"><text:span text:style-name="T6">R2</text:span></text:p>
            </text:list-item>
          </text:list>
        </text:list-item>
      </text:list>
      <text:p text:style-name="P3"><text:span text:style-name="T6"/></text:p>
      <text:p text:style-name="P3"><text:span text:style-name="T6">répéter</text:span></text:p>
      <text:p text:style-name="P3"><text:span text:style-name="T6"><text:tab/></text:span><text:span text:style-name="T7">(* Afficher le damier avec les numéros des cases libres *)</text:span></text:p>
      <text:p text:style-name="P3"><text:span text:style-name="T6"><text:tab/>afficher_jeu_detaille(le_damier, le_n);</text:span></text:p>
      <text:p text:style-name="P3"><text:span text:style-name="T6"><text:tab/></text:span><text:span text:style-name="T7">(* Demander au joueur de choisir la case à jouer *)</text:span></text:p>
      <text:p text:style-name="P3"><text:span text:style-name="T6"><text:tab/>écrire(“choisir la case à jouer”)</text:span></text:p>
      <text:p text:style-name="P3"><text:span text:style-name="T6"><text:tab/>lire(la_case)</text:span></text:p>
      <text:p text:style-name="P3"><text:span text:style-name="T6">jusqu'à ce que la case chosie soit bien libre</text:span></text:p>
      <text:p text:style-name="P3"><text:span text:style-name="T6"/></text:p>
      <text:p text:style-name="P4"><text:span text:style-name="T6">(* mettre à jour le damier *)</text:span></text:p>
      <text:p text:style-name="P3"><text:span text:style-name="T6">si le_joueur est JCROIX</text:span></text:p>
      <text:p text:style-name="P3"><text:span text:style-name="T6"><text:tab/>la case choisie du damier reçoit CROIX</text:span></text:p>
      <text:p text:style-name="P3"><text:span text:style-name="T6">sinon</text:span></text:p>
      <text:p text:style-name="P3"><text:span text:style-name="T6"><text:tab/>la case choisie du damier reçoit ROND</text:span></text:p>
      <text:p text:style-name="P3"><text:span text:style-name="T6"/></text:p>
      <text:list xml:id="list1526914400" text:continue-numbering="true" text:style-name="L1">
        <text:list-item>
          <text:p text:style-name="P6"><text:span text:style-name="T6">Résolution de “</text:span><text:span text:style-name="T8">afficher_jeu_detaille”</text:span></text:p>
        </text:list-item>
      </text:list>
      <text:p text:style-name="P3"><text:span text:style-name="T8"/></text:p>
      <text:list xml:id="list2110088562" text:continue-numbering="true" text:style-name="L1">
        <text:list-item>
          <text:list>
            <text:list-item>
              <text:p text:style-name="P7"><text:span text:style-name="T8">R0</text:span></text:p>
            </text:list-item>
          </text:list>
        </text:list-item>
      </text:list>
      <text:p text:style-name="P14"><text:span text:style-name="T8"/></text:p>
      <text:p text:style-name="P14"><text:span text:style-name="T4">Sémantique</text:span><text:span text:style-name="T8"> : affiche le jeu en remplissant les cases LIBRE avec un numéro qui leur est associé (j'ai décidé de ne pas faire "choix colonne puis choix ligne" pour plus de convivialité). Un numéro de case est (sa_ligne - 1)*le_n+(sa_colonne-1) de façon à toute les numéroter depuis 0 jusque le_n²-1 de haut en bas et de gauche à droite.</text:span></text:p>
      <text:p text:style-name="P14"><text:span text:style-name="T4">Paramètres</text:span><text:span text:style-name="T8"> : le_damier (IN, Damier), le_n (IN, integer)</text:span></text:p>
      <text:p text:style-name="P14"><text:span text:style-name="T4">Tests</text:span><text:span text:style-name="T8"> :</text:span></text:p>
      <text:list xml:id="list2297706186946511799" text:style-name="L6">
        <text:list-item>
          <text:p text:style-name="P15"><text:span text:style-name="T8">Afficher un damier avec quelques cases remplies et d'autres libres</text:span></text:p>
        </text:list-item>
        <text:list-item>
          <text:p text:style-name="P15"><text:span text:style-name="T8">Afficher un damier plein</text:span></text:p>
        </text:list-item>
        <text:list-item>
          <text:p text:style-name="P15"><text:span text:style-name="T8">Afficher un damier vide</text:span></text:p>
        </text:list-item>
      </text:list>
      <text:p text:style-name="P14"><text:span text:style-name="T8"/></text:p>
      <text:list xml:id="list577688370" text:continue-list="list2110088562" text:style-name="L1">
        <text:list-item>
          <text:list>
            <text:list-item>
              <text:p text:style-name="P7"><text:span text:style-name="T8">R1</text:span></text:p>
            </text:list-item>
          </text:list>
        </text:list-item>
      </text:list>
      <text:p text:style-name="P14"><text:span text:style-name="T8"/></text:p>
      <text:p text:style-name="P14"><text:span text:style-name="T8">Pour chaque ligne du damier</text:span></text:p>
      <text:p text:style-name="P14"><text:span text:style-name="T8"><text:tab/>Pour chaque colonne du damier</text:span></text:p>
      <text:p text:style-name="P14"><text:span text:style-name="T8"><text:tab/><text:tab/>Afficher le contenu de la case le_damier(ligne, colonne)</text:span></text:p>
      <text:p text:style-name="P14"><text:span text:style-name="T8"><text:tab/>fin pour</text:span></text:p>
      <text:p text:style-name="P14"><text:span text:style-name="T8"><text:tab/>sauter une ligne</text:span></text:p>
      <text:p text:style-name="P14"><text:span text:style-name="T8">fin pour</text:span></text:p>
      <text:p text:style-name="P3"><text:span text:style-name="T8"/></text:p>
      <text:list xml:id="list1692823099" text:continue-numbering="true" text:style-name="L1">
        <text:list-item>
          <text:p text:style-name="P7"><text:soft-page-break/><text:span text:style-name="T8">Résolution de “case_libre”</text:span></text:p>
        </text:list-item>
      </text:list>
      <text:p text:style-name="P9"><text:span text:style-name="T8"/></text:p>
      <text:list xml:id="list1530079744" text:continue-numbering="true" text:style-name="L1">
        <text:list-item>
          <text:list>
            <text:list-item>
              <text:p text:style-name="P7"><text:span text:style-name="T8">R0</text:span></text:p>
            </text:list-item>
          </text:list>
        </text:list-item>
      </text:list>
      <text:p text:style-name="P14"><text:span text:style-name="T8"/></text:p>
      <text:p text:style-name="P14"><text:span text:style-name="T4">Sémantique</text:span><text:span text:style-name="T8"> : détermine si la case en entrée est LIBRE dans le damier. Un numéro de case est (sa_ligne - 1)*le_n+(sa_colonne-1) de façon à toute les numéroter depuis 0 jusque le_n²-1 de haut en bas et de gauche à droite.</text:span></text:p>
      <text:p text:style-name="P14"><text:span text:style-name="T4">Paramètres</text:span><text:span text:style-name="T8"> : le_damier (IN, Damier), le_n (IN, integer), la_case(IN, integer); return boolean</text:span></text:p>
      <text:p text:style-name="P14"><text:span text:style-name="T4">Postconditions</text:span><text:span text:style-name="T8"> : le retour est "true" si et seulement si le numéro la_case fourni est un numéro de case valide ET que la dite case est libre</text:span></text:p>
      <text:p text:style-name="P14"><text:span text:style-name="T4">Tests</text:span><text:span text:style-name="T8"> :</text:span></text:p>
      <text:list xml:id="list5423085582053339728" text:style-name="L7">
        <text:list-item>
          <text:p text:style-name="P16"><text:span text:style-name="T8">appel sur une case non libre</text:span></text:p>
        </text:list-item>
        <text:list-item>
          <text:p text:style-name="P16"><text:span text:style-name="T8">appel sur une case libre</text:span></text:p>
        </text:list-item>
        <text:list-item>
          <text:p text:style-name="P10"><text:span text:style-name="T8">appel sur une case en dehors du jeu</text:span></text:p>
        </text:list-item>
      </text:list>
      <text:p text:style-name="P9"><text:span text:style-name="T8"/></text:p>
      <text:list xml:id="list1947726952" text:continue-list="list1530079744" text:style-name="L1">
        <text:list-item>
          <text:list>
            <text:list-item>
              <text:p text:style-name="P7"><text:span text:style-name="T8">R1</text:span></text:p>
            </text:list-item>
          </text:list>
        </text:list-item>
      </text:list>
      <text:p text:style-name="P14"><text:span text:style-name="T8"/></text:p>
      <text:p text:style-name="P14"><text:span text:style-name="T8">si la ligne est valide et la colonne est valide et la case est valide et alors si la case est libre</text:span></text:p>
      <text:p text:style-name="P14"><text:span text:style-name="T8"><text:tab/>retourner vrai</text:span></text:p>
      <text:p text:style-name="P14"><text:span text:style-name="T8">sinon</text:span></text:p>
      <text:p text:style-name="P14"><text:span text:style-name="T8"><text:tab/>retourner faux</text:span></text:p>
      <text:p text:style-name="P14"><text:span text:style-name="T8"/></text:p>
      <text:list xml:id="list730098604" text:continue-numbering="true" text:style-name="L1">
        <text:list-item>
          <text:p text:style-name="P7"><text:span text:style-name="T8">Résolution de “calculer_etat”</text:span></text:p>
        </text:list-item>
      </text:list>
      <text:p text:style-name="P14"><text:span text:style-name="T8"/></text:p>
      <text:list xml:id="list600320174" text:continue-numbering="true" text:style-name="L1">
        <text:list-item>
          <text:list>
            <text:list-item>
              <text:p text:style-name="P8"><text:span text:style-name="T10">R0</text:span></text:p>
            </text:list-item>
          </text:list>
        </text:list-item>
      </text:list>
      <text:p text:style-name="P18"><text:span text:style-name="T10"/></text:p>
      <text:p text:style-name="P18"><text:span text:style-name="T5">Sémantique</text:span><text:span text:style-name="T10"> : actualise l'état du jeu en cours en fonction du joueur qui viens de jouer</text:span></text:p>
      <text:p text:style-name="P18"><text:span text:style-name="T5">Paramètres</text:span><text:span text:style-name="T10"> : le_damier (IN, Damier), le_n (IN, integer), le_joueur(IN, Joueur), l_etat (IN OUT, Etat_Jeu)</text:span></text:p>
      <text:p text:style-name="P18"><text:span text:style-name="T5">Preconditions</text:span><text:span text:style-name="T10"> : l_etat est EN_COURS et le joueur dont ce n'est pas le tour n'a pas gagné</text:span></text:p>
      <text:p text:style-name="P18"><text:span text:style-name="T5">Postconditions</text:span><text:span text:style-name="T10"> : L'état est NUL si le damier est plein sans vainqueur, GAGNE si je joueur en entrée a gagné, EN_COURS sinon.</text:span></text:p>
      <text:p text:style-name="P18"><text:span text:style-name="T5">Tests</text:span><text:span text:style-name="T10"> : </text:span></text:p>
      <text:list xml:id="list5936236860347393168" text:style-name="L9">
        <text:list-item>
          <text:p text:style-name="P19"><text:span text:style-name="T10">appel sur un jeu gagnant (pour le joueur courant)</text:span></text:p>
        </text:list-item>
        <text:list-item>
          <text:p text:style-name="P19"><text:span text:style-name="T10">appel sur un jeu non gagnant</text:span></text:p>
        </text:list-item>
      </text:list>
      <text:p text:style-name="P18"><text:span text:style-name="T10"/></text:p>
      <text:list xml:id="list450038526" text:continue-list="list600320174" text:style-name="L1">
        <text:list-item>
          <text:list>
            <text:list-item>
              <text:p text:style-name="P8"><text:span text:style-name="T10">R1</text:span></text:p>
            </text:list-item>
          </text:list>
        </text:list-item>
      </text:list>
      <text:p text:style-name="P18"><text:span text:style-name="T10"/></text:p>
      <text:p text:style-name="P18"><text:span text:style-name="T10">Déterminer le symbole du joueur courant</text:span></text:p>
      <text:p text:style-name="P18"><text:span text:style-name="T10"/></text:p>
      <text:p text:style-name="P18"><text:span text:style-name="T10">Si l'une des lignes/colonnes/diagonales est gagnante</text:span></text:p>
      <text:p text:style-name="P18"><text:span text:style-name="T10"><text:tab/>l_etat devient GAGNE</text:span></text:p>
      <text:p text:style-name="P18"><text:span text:style-name="T10">Sinon si le damier est plein</text:span></text:p>
      <text:p text:style-name="P18"><text:span text:style-name="T10"><text:tab/>l_etat devient NUL</text:span></text:p>
      <text:p text:style-name="P18"><text:span text:style-name="T10">Sinon</text:span></text:p>
      <text:p text:style-name="P18"><text:span text:style-name="T10"><text:tab/>l_etat reste EN_COURS</text:span></text:p>
      <text:p text:style-name="P18"><text:span text:style-name="T10"><text:tab/></text:span></text:p>
      <text:p text:style-name="P14"><text:span text:style-name="T8"/></text:p>
      <text:list xml:id="list903557000" text:continue-numbering="true" text:style-name="L1">
        <text:list-item>
          <text:p text:style-name="P7"><text:span text:style-name="T8">Résolution de “ligne/colonne/diagonale_gagne”</text:span></text:p>
        </text:list-item>
      </text:list>
      <text:p text:style-name="P9"/>
      <text:p text:style-name="P18"><text:span text:style-name="T8"/></text:p>
      <text:list xml:id="list1845387570" text:continue-numbering="true" text:style-name="L1">
        <text:list-item>
          <text:list>
            <text:list-item>
              <text:p text:style-name="P8"><text:span text:style-name="T8">R0</text:span></text:p>
            </text:list-item>
          </text:list>
        </text:list-item>
      </text:list>
      <text:p text:style-name="P18"><text:soft-page-break/><text:span text:style-name="T8"/></text:p>
      <text:p text:style-name="P18"><text:span text:style-name="T9">Sémantique</text:span><text:span text:style-name="T8"> : détermine si l'une des colonnes du damier est gagnante pour le symbole fourni</text:span></text:p>
      <text:p text:style-name="P18"><text:span text:style-name="T4">Paramètres</text:span><text:span text:style-name="T8"> : le_damier (IN, Damier), le_n (IN, integer), le_symbole(IN, Joueur); return boolean</text:span></text:p>
      <text:p text:style-name="P18"><text:span text:style-name="T4">Postconditions</text:span><text:span text:style-name="T8"> : le retour vaut true si et seulement si une colonne du damier est remplie de le_symbole</text:span></text:p>
      <text:p text:style-name="P18"><text:span text:style-name="T4">Tests</text:span><text:span text:style-name="T8"> :</text:span></text:p>
      <text:list xml:id="list1974380861777340756" text:style-name="L11">
        <text:list-item>
          <text:p text:style-name="P20"><text:span text:style-name="T8">ligne gagnante</text:span></text:p>
        </text:list-item>
        <text:list-item>
          <text:p text:style-name="P20"><text:span text:style-name="T8">ligne non gagnante</text:span></text:p>
        </text:list-item>
      </text:list>
      <text:p text:style-name="P18"><text:span text:style-name="T8"/></text:p>
      <text:list xml:id="list385594941" text:continue-list="list1845387570" text:style-name="L1">
        <text:list-item>
          <text:list>
            <text:list-item>
              <text:p text:style-name="P8"><text:span text:style-name="T8">R1</text:span></text:p>
            </text:list-item>
          </text:list>
        </text:list-item>
      </text:list>
      <text:p text:style-name="P18"><text:span text:style-name="T8"/></text:p>
      <text:p text:style-name="P18"><text:span text:style-name="T8">Répéter</text:span></text:p>
      <text:p text:style-name="P18"><text:span text:style-name="T8"><text:tab/>Tant que la case de la <text:s/>ligne/colonne/diagonale parcouru contient le symbole fourni et qu'elle est dans le damier</text:span></text:p>
      <text:p text:style-name="P18"><text:span text:style-name="T8"><text:tab/><text:tab/>passer à la case suivante</text:span></text:p>
      <text:p text:style-name="P18"><text:span text:style-name="T8"><text:tab/>fin tant que</text:span></text:p>
      <text:p text:style-name="P18"><text:span text:style-name="T8"><text:tab/>passer à la ligne suivante</text:span></text:p>
      <text:p text:style-name="P18"><text:span text:style-name="T8">jusqu'à la ligne en cours n'est pas dans le damier ou la case en cours est dans le damier</text:span></text:p>
      <text:p text:style-name="P18"><text:span text:style-name="T8"/></text:p>
      <text:p text:style-name="P18"><text:span text:style-name="T8">Si on <text:s/></text:span><text:span text:style-name="T10">a pu lire toutes les lignes</text:span></text:p>
      <text:p text:style-name="P18"><text:span text:style-name="T8"><text:tab/>retourner </text:span><text:span text:style-name="T10">faux</text:span></text:p>
      <text:p text:style-name="P18"><text:span text:style-name="T8">sinon</text:span></text:p>
      <text:p text:style-name="P21"><text:span text:style-name="T8"><text:tab/>retourner </text:span><text:span text:style-name="T10">vrai</text:span></text:p>
      <text:p text:style-name="P9"/>
      <text:list xml:id="list461533370" text:continue-numbering="true" text:style-name="L1">
        <text:list-item>
          <text:p text:style-name="P8"><text:span text:style-name="T10">Résolution des autres sous programmes</text:span></text:p>
        </text:list-item>
      </text:list>
      <text:p text:style-name="P11"><text:span text:style-name="T10"/></text:p>
      <text:p text:style-name="P21"><text:span text:style-name="T10">Voir les spécifications données dans le fichier .adb.</text:span></text:p>
      <text:p text:style-name="P14"><text:span text:style-name="T10"/></text:p>
      <text:p text:style-name="P14"><text:span text:style-name="T8"/></text:p>
      <text:p text:style-name="P1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ouin Victor'</meta:initial-creator>
    <meta:creation-date>2014-11-07T14:19:05</meta:creation-date>
    <dc:date>2014-11-07T15:13:55</dc:date>
    <dc:creator>'Drouin Victor'</dc:creator>
    <meta:editing-duration>PT5M58S</meta:editing-duration>
    <meta:editing-cycles>1</meta:editing-cycles>
    <meta:document-statistic meta:table-count="0" meta:image-count="0" meta:object-count="0" meta:page-count="4" meta:paragraph-count="122" meta:word-count="931" meta:character-count="5223" meta:non-whitespace-character-count="4407"/>
    <meta:generator>LibreOffice/4.0.4.2$Linux_X86_64 LibreOffice_project/400m0$Build-2</meta:generator>
  </office:meta>
</office:document-meta>
</file>